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'Work Sans', sans-serif"/>
    <style:font-face style:name="open sanslight" svg:font-family="'open sanslight', Arial, 'Helvetica Neue', Helvetica, sans-serif"/>
    <style:font-face style:name="system-ui" svg:font-family="system-ui, monospace"/>
    <style:font-face style:name="system-ui1" svg:font-family="system-ui, sans-serif"/>
  </office:font-face-decls>
  <office:automatic-styles>
    <style:style style:name="P1" style:family="paragraph" style:parent-style-name="Standard">
      <style:text-properties officeooo:rsid="0002b7ed" officeooo:paragraph-rsid="0002b7ed"/>
    </style:style>
    <style:style style:name="P2" style:family="paragraph" style:parent-style-name="Standard">
      <style:paragraph-properties fo:text-align="center" style:justify-single-word="false"/>
      <style:text-properties officeooo:rsid="0002b7ed" officeooo:paragraph-rsid="0002b7ed"/>
    </style:style>
    <style:style style:name="P3" style:family="paragraph" style:parent-style-name="Standard">
      <style:text-properties officeooo:rsid="00032e9d" officeooo:paragraph-rsid="00054869"/>
    </style:style>
    <style:style style:name="P4" style:family="paragraph" style:parent-style-name="Standard">
      <style:text-properties officeooo:paragraph-rsid="00062d25"/>
    </style:style>
    <style:style style:name="P5" style:family="paragraph" style:parent-style-name="Standard">
      <style:text-properties officeooo:rsid="0002b7ed" officeooo:paragraph-rsid="0002b7ed"/>
    </style:style>
    <style:style style:name="P6" style:family="paragraph" style:parent-style-name="Standard">
      <style:text-properties officeooo:rsid="00081dfd" officeooo:paragraph-rsid="00081dfd"/>
    </style:style>
    <style:style style:name="P7" style:family="paragraph" style:parent-style-name="Standard">
      <style:text-properties fo:font-weight="normal" officeooo:rsid="00062d25" officeooo:paragraph-rsid="00062d25" style:font-weight-asian="normal" style:font-weight-complex="normal"/>
    </style:style>
    <style:style style:name="P8" style:family="paragraph" style:parent-style-name="Standard">
      <style:text-properties fo:font-weight="bold" officeooo:rsid="00092dfb" officeooo:paragraph-rsid="00092dfb" style:font-weight-asian="bold" style:font-weight-complex="bold"/>
    </style:style>
    <style:style style:name="P9" style:family="paragraph" style:parent-style-name="Standard">
      <style:text-properties fo:font-weight="bold" officeooo:rsid="0002b7ed" officeooo:paragraph-rsid="0002b7ed" style:font-weight-asian="bold" style:font-weight-complex="bold"/>
    </style:style>
    <style:style style:name="P10" style:family="paragraph" style:parent-style-name="Standard">
      <style:text-properties fo:font-weight="bold" officeooo:rsid="00032e9d" officeooo:paragraph-rsid="00032e9d" style:font-weight-asian="bold" style:font-weight-complex="bold"/>
    </style:style>
    <style:style style:name="P11" style:family="paragraph" style:parent-style-name="Standard">
      <style:text-properties officeooo:rsid="00032e9d" officeooo:paragraph-rsid="00032e9d"/>
    </style:style>
    <style:style style:name="P12" style:family="paragraph" style:parent-style-name="Standard">
      <style:text-properties officeooo:rsid="00032e9d" officeooo:paragraph-rsid="0009d9c1"/>
    </style:style>
    <style:style style:name="P13" style:family="paragraph" style:parent-style-name="Standard">
      <style:text-properties officeooo:rsid="00092dfb" officeooo:paragraph-rsid="00092dfb"/>
    </style:style>
    <style:style style:name="P14" style:family="paragraph" style:parent-style-name="Standard">
      <style:text-properties officeooo:rsid="00092dfb" officeooo:paragraph-rsid="0009d9c1"/>
    </style:style>
    <style:style style:name="T1" style:family="text">
      <style:text-properties officeooo:rsid="00032e9d"/>
    </style:style>
    <style:style style:name="T2" style:family="text">
      <style:text-properties officeooo:rsid="00037927"/>
    </style:style>
    <style:style style:name="T3" style:family="text">
      <style:text-properties officeooo:rsid="00054869"/>
    </style:style>
    <style:style style:name="T4" style:family="text">
      <style:text-properties officeooo:rsid="00062d2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62d25" style:font-weight-asian="bold" style:font-weight-complex="bold"/>
    </style:style>
    <style:style style:name="T7" style:family="text">
      <style:text-properties officeooo:rsid="00081dfd"/>
    </style:style>
    <style:style style:name="T8" style:family="text">
      <style:text-properties officeooo:rsid="0009d9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DES I</text:p>
      <text:p text:style-name="P1">1. Condori Apaza Cristian Adrian</text:p>
      <text:p text:style-name="P1">2. Machaca Callisaya Jherson Javier </text:p>
      <text:p text:style-name="P1">3. Mamani Calle Alex</text:p>
      <text:p text:style-name="P1">------------------------------------------------------------------------------</text:p>
      <text:p text:style-name="P1"/>
      <text:p text:style-name="P9"><text:span text:style-name="T1">1. ¿</text:span>Dónde se almacenan las cookies en el navegador que utiliza y como ver su contenido?</text:p>
      <text:p text:style-name="P3">Las cookies son archivos de texto (.txt) que se encontrarán almacenados en diferentes partes, <text:span text:style-name="T2">en tu disco duro o en tu navegador,</text:span> dependiendo del navegador y sistema operativo utilizado <text:span text:style-name="T8">[1]</text:span>. </text:p>
      <text:p text:style-name="P12"><text:span text:style-name="T3">Mencionamos las la ruta</text:span><text:span text:style-name="T4">s</text:span><text:span text:style-name="T3"> de los directorios </text:span><text:span text:style-name="T8">([2])</text:span><text:span text:style-name="T3">, </text:span><text:span text:style-name="T4">donde </text:span><text:span text:style-name="T3">las cookies </text:span><text:span text:style-name="T4">están ubicadas</text:span><text:span text:style-name="T3">, más probables </text:span><text:span text:style-name="T4">que un </text:span><text:span text:style-name="T3">usuario PC </text:span><text:span text:style-name="T4">culaquiera </text:span><text:span text:style-name="T7">almacene sus cookies </text:span><text:span text:style-name="T8">([3] [4])</text:span><text:span text:style-name="T3"> </text:span><text:span text:style-name="T4">.</text:span></text:p>
      <text:p text:style-name="P4"><text:span text:style-name="T4">Windows </text:span><text:span text:style-name="T7">(10 y 11)</text:span><text:span text:style-name="T4"> + Chrome: </text:span><text:span text:style-name="T6">C:\Users\Your_User_Name\AppData\Local\Google\Chrome\User Data\Default\Network</text:span></text:p>
      <text:p text:style-name="P7"><text:span text:style-name="T7">Windows</text:span> <text:span text:style-name="T7">(10 y 11) </text:span>+ Edge: <text:s text:c="5"/><text:span text:style-name="T5">C:\Users\Your_User_Name\AppData\Local\Microsoft\Edge\User Data\Default\Network</text:span> </text:p>
      <text:p text:style-name="P6"><text:span text:style-name="T5">Nota</text:span>: Remplazar “Your_User_Name”con tu nombre de usuario.</text:p>
      <text:p text:style-name="P6">En esta tarea se utilizo Ubuntu + Brave, el cual lamacena sus cookies en la ruta <text:span text:style-name="T8">([5])</text:span>: <text:s/><text:span text:style-name="T5">home/user/.config/BraveSoftware/Brave-Browser-Nightly/Default</text:span></text:p>
      <text:p text:style-name="P6"/>
      <text:p text:style-name="P10">2. ¿Cómo puede ver con wireshark las galletas que se guardaran en su disco?</text:p>
      <text:p text:style-name="P11"/>
      <text:p text:style-name="P11"/>
      <text:p text:style-name="P11"/>
      <text:p text:style-name="P11"/>
      <text:p text:style-name="P11"/>
      <text:p text:style-name="P8">REFERENCIAS</text:p>
      <text:p text:style-name="P13">[<text:span text:style-name="T8">1</text:span>] Complete Guide to Cookies and Where They're Stored <text:a xlink:type="simple" xlink:href="https://allaboutcookies.org/what-is-a-cookie-file" text:style-name="Internet_20_link" text:visited-style-name="Visited_20_Internet_20_Link">https://allaboutcookies.org/what-is-a-cookie-file</text:a> </text:p>
      <text:p text:style-name="P13">[<text:span text:style-name="T8">2</text:span>] Where are cookies stored in Windows? (Chrome, Firefox, Edge, Opera) <text:a xlink:type="simple" xlink:href="https://www.digitalcitizen.life/cookies-location-windows-10/" text:style-name="Internet_20_link" text:visited-style-name="Visited_20_Internet_20_Link">https://www.digitalcitizen.life/cookies-location-windows-10/</text:a> </text:p>
      <text:p text:style-name="P13">[<text:span text:style-name="T8">3</text:span>] Desktop Windows Version Market Share Worldwide <text:a xlink:type="simple" xlink:href="https://gs.statcounter.com/os-version-market-share/windows/desktop/worldwide" text:style-name="Internet_20_link" text:visited-style-name="Visited_20_Internet_20_Link">https://gs.statcounter.com/os-version-market-share/windows/desktop/worldwide</text:a> </text:p>
      <text:p text:style-name="P13">[<text:span text:style-name="T8">4</text:span>] Desktop Browser Market Share Worldwide <text:a xlink:type="simple" xlink:href="https://gs.statcounter.com/browser-market-share/desktop/worldwide" text:style-name="Internet_20_link" text:visited-style-name="Visited_20_Internet_20_Link">https://gs.statcounter.com/browser-market-share/desktop/worldwide</text:a> </text:p>
      <text:p text:style-name="P13">[<text:span text:style-name="T8">5</text:span>] Where does the brave browser keep its cookies? <text:a xlink:type="simple" xlink:href="https://community.brave.app/t/where-does-the-brave-browser-keep-its-cookies/590135" text:style-name="Internet_20_link" text:visited-style-name="Visited_20_Internet_20_Link">https://community.brave.app/t/where-does-the-brave-browser-keep-its-cookies/590135</text:a> </text:p>
      <text:p text:style-name="P14">[<text:span text:style-name="T8">6] How to read HTTP cookies with Wireshark and some other useful tips. </text:span><text:a xlink:type="simple" xlink:href="https://www.securitronlinux.com/bejiitaswrath/how-to-read-http-cookies-with-wireshark-and-some-other-useful-tips/" text:style-name="Internet_20_link" text:visited-style-name="Visited_20_Internet_20_Link"><text:span text:style-name="T8">https://www.securitronlinux.com/bejiitaswrath/how-to-read-http-cookies-with-wireshark-and-some-other-useful-tips/</text:span></text:a><text:span text:style-name="T8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'Work Sans', sans-serif"/>
    <style:font-face style:name="open sanslight" svg:font-family="'open sanslight', Arial, 'Helvetica Neue', Helvetica, sans-serif"/>
    <style:font-face style:name="system-ui" svg:font-family="system-ui, monospace"/>
    <style:font-face style:name="system-ui1" svg:font-family="system-ui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6:46:44.262125337</meta:creation-date>
    <dc:date>2025-09-15T19:45:01.076512590</dc:date>
    <meta:editing-duration>PT28M3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06" meta:character-count="1914" meta:non-whitespace-character-count="1713"/>
  </office:meta>
</office:document-meta>
</file>